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 style:list-style-name="L2">
      <style:text-properties fo:font-weight="normal" officeooo:rsid="00222c8d" officeooo:paragraph-rsid="00222c8d" style:font-weight-asian="normal" style:font-weight-complex="normal"/>
    </style:style>
    <style:style style:name="P2" style:family="paragraph" style:parent-style-name="Standard">
      <style:text-properties fo:font-weight="normal" officeooo:paragraph-rsid="002325f1" style:font-weight-asian="normal" style:font-weight-complex="normal"/>
    </style:style>
    <style:style style:name="P3" style:family="paragraph" style:parent-style-name="Standard" style:list-style-name="L2">
      <style:text-properties fo:font-weight="normal" officeooo:paragraph-rsid="00222c8d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officeooo:paragraph-rsid="002400a9" style:font-weight-asian="normal" style:font-weight-complex="normal"/>
    </style:style>
    <style:style style:name="P6" style:family="paragraph" style:parent-style-name="Standard" style:list-style-name="L2">
      <style:text-properties fo:font-weight="normal" officeooo:paragraph-rsid="0024f29d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6bd08" officeooo:paragraph-rsid="0026bd08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20f496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12" style:family="paragraph" style:parent-style-name="Standard">
      <style:text-properties style:use-window-font-color="true" loext:opacity="0%" fo:background-color="transparent"/>
    </style:style>
    <style:style style:name="P13" style:family="paragraph" style:parent-style-name="Standard" style:list-style-name="L2">
      <style:text-properties style:use-window-font-color="true" loext:opacity="0%" fo:font-weight="normal" officeooo:paragraph-rsid="002400a9" fo:background-color="transparent" style:font-weight-asian="normal" style:font-weight-complex="normal"/>
    </style:style>
    <style:style style:name="P14" style:family="paragraph" style:parent-style-name="Standard" style:list-style-name="L2">
      <style:text-properties style:use-window-font-color="true" loext:opacity="0%" fo:font-weight="normal" officeooo:paragraph-rsid="0024f29d" fo:background-color="transparent" style:font-weight-asian="normal" style:font-weight-complex="normal"/>
    </style:style>
    <style:style style:name="P15" style:family="paragraph" style:parent-style-name="Standard" style:list-style-name="L2">
      <style:text-properties style:use-window-font-color="true" loext:opacity="0%" fo:font-weight="normal" officeooo:rsid="0026bd08" officeooo:paragraph-rsid="0026bd08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fo:font-weight="normal" officeooo:rsid="0026bd08" officeooo:paragraph-rsid="0026bd08" fo:background-color="transparent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rsid="00222c8d" officeooo:paragraph-rsid="00222c8d"/>
    </style:style>
    <style:style style:name="T1" style:family="text">
      <style:text-properties style:use-window-font-color="true" loext:opacity="0%" style:font-name="Droid Sans Mono" fo:font-size="10.5pt" fo:background-color="transparent" loext:char-shading-value="0"/>
    </style:style>
    <style:style style:name="T2" style:family="text">
      <style:text-properties style:use-window-font-color="true" loext:opacity="0%" style:font-name="Droid Sans Mono" fo:font-size="10.5pt" officeooo:rsid="002400a9" fo:background-color="transparent" loext:char-shading-value="0"/>
    </style:style>
    <style:style style:name="T3" style:family="text">
      <style:text-properties style:use-window-font-color="true" loext:opacity="0%" style:font-name="Droid Sans Mono" fo:font-size="10.5pt" officeooo:rsid="0026bd08" fo:background-color="transparent" loext:char-shading-value="0"/>
    </style:style>
    <style:style style:name="T4" style:family="text">
      <style:text-properties style:font-name="Droid Sans Mono" fo:font-size="10.5pt"/>
    </style:style>
    <style:style style:name="T5" style:family="text">
      <style:text-properties style:font-name="Droid Sans Mono" fo:font-size="10.5pt" officeooo:rsid="0026bd08"/>
    </style:style>
    <style:style style:name="T6" style:family="text">
      <style:text-properties officeooo:rsid="0024f29d"/>
    </style:style>
    <style:style style:name="T7" style:family="text">
      <style:text-properties officeooo:rsid="0027f04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NOTAS IMPORTANTES**</text:p>
      <text:p text:style-name="P11"/>
      <text:p text:style-name="P9">Alta acurácia: O modelo está geralmente correto, mas pode estar enganando em alguns casos específicos. </text:p>
      <text:p text:style-name="P9">Alta precisão, mas baixo recall: O modelo é conservador nas previsões positivas (prefere prever negativo), resultando em poucos falsos positivos, mas muitos falsos negativos. Alto recall, mas baixa precisão: O modelo prevê muitos positivos, resultando em poucos falsos negativos, mas muitos falsos positivos.Alta especificidade: O modelo identifica bem os negativos verdadeiros, sendo eficaz em evitar falsos positivos.</text:p>
      <text:p text:style-name="P9"/>
      <text:p text:style-name="P9"/>
      <text:p text:style-name="P9">A análise da matriz de confusão é fundamental para entender o desempenho do seu modelo de classificação em um nível mais detalhado. A matriz de confusão oferece uma representação visual das previsões do modelo em comparação com os valores reais. Vamos revisar os componentes e como analisar uma matriz de confusão.Componentes da Matriz de ConfusãoPara um problema de classificação binária, a matriz de confusão é uma tabela 2x2 que mostra:True Positives (TP): O modelo previu positivo e o valor real é positivo.True Negatives (TN): O modelo previu negativo e o valor real é negativo.False Positives (FP): O modelo previu positivo e o valor real é negativo (também conhecido como erro Tipo I).False Negatives (FN): O modelo previu negativo e o valor real é positivo (também conhecido como erro Tipo II).</text:p>
      <text:p text:style-name="P9"/>
      <text:p text:style-name="P9"/>
      <text:p text:style-name="P9">2. Precision, Recall e F1-score:</text:p>
      <text:p text:style-name="P9">Essas métricas são calculadas para cada classe (0 - Morte e 1 - Vida) e ajudam a entender o desempenho do modelo de forma mais detalhada.</text:p>
      <text:p text:style-name="P9"/>
      <text:p text:style-name="P10">Precision (Precisão): 0.59 → Significa que, de todas as previsões que o modelo fez como classe 0, 59% eram realmente da classe 0.</text:p>
      <text:p text:style-name="P10"><text:s/>Recall (Revocação): 0.59 → Significa que, de todas as instâncias reais da classe 0, o modelo identificou corretamente 59%</text:p>
      <text:p text:style-name="P10">F1-score: 0.59 → É a média harmônica da precisão e da revocação. Um F1-score de 0.59 indica um equilíbrio moderado entre precisão e revocação para a classe 0.</text:p>
      <text:p text:style-name="P9"/>
      <text:p text:style-name="P10">Macro avg: É a média simples das métricas (precisão, revocação, F1-score) de cada classe, sem levar em conta o número de instâncias em cada classe.</text:p>
      <text:p text:style-name="P10">Weighted avg: É a média ponderada das métricas, levando em conta o número de instâncias em cada classe.</text:p>
      <text:p text:style-name="P11"/>
      <text:p text:style-name="P9">O support (ou suporte) é o número de ocorrências reais de cada classe no conjunto de dados de teste. Ele indica quantas instâncias de cada classe estão presentes nos dados de teste e serve como um contexto importante para avaliar a precisão das métricas de desempenho do modelo.</text:p>
      <text:p text:style-name="P12"/>
      <text:p text:style-name="Standard"/>
      <text:p text:style-name="Standard"/>
      <text:p text:style-name="P17">RESULTADOS</text:p>
      <text:list xml:id="list2713429091" text:style-name="L2">
        <text:list-item>
          <text:p text:style-name="P3"><text:soft-page-break/><text:span text:style-name="T6">Todas as variáveis</text:span> </text:p>
          <text:p text:style-name="P4"/>
        </text:list-item>
        <text:list-item>
          <text:p text:style-name="P1"><text:span text:style-name="T1">Sem as var</text:span><text:span text:style-name="T2">i</text:span><text:span text:style-name="T1">áveis onde com ou sem esse parâmetro existia menos de 10% das pessoas - 'HBeAg', 'HIV', 'Endemic', 'Hemochro', 'NASH'</text:span></text:p>
          <text:p text:style-name="P3"/>
        </text:list-item>
        <text:list-item>
          <text:p text:style-name="P3"><text:span text:style-name="T1">Sem as varáveis eliminadas a partir da leitura dos gráficos - 'Symptoms', 'Diabetes', 'HBeAg', 'HIV', Endemic', Hemochro', HCVAb', 'NASH', 'Grams_day', 'INR', 'Total_Bil', 'TP'</text:span></text:p>
        </text:list-item>
      </text:list>
      <text:p text:style-name="P2"/>
      <text:list xml:id="list132748988352435" text:continue-numbering="true" text:style-name="L2">
        <text:list-item>
          <text:p text:style-name="P7">Sem as piores 5 variáveis de acordo com o sistema de pontos (tabela) – ‘Metastasis’, ‘H<text:span text:style-name="T7">B</text:span>cAb’, ‘Grams_day’, ‘Endemic’, ‘HBeAg’</text:p>
        </text:list-item>
      </text:list>
      <text:p text:style-name="P2"/>
      <text:list xml:id="list132747220958331" text:continue-numbering="true" text:style-name="L2">
        <text:list-item>
          <text:p text:style-name="P5"><text:span text:style-name="T1">Sem as melhores 3 variáveis, de acordo com o sistema de pontos acima feito - 'Hemoglobin', 'Platelets', 'ALP'</text:span></text:p>
          <text:p text:style-name="P13"/>
        </text:list-item>
        <text:list-item>
          <text:p text:style-name="P5"><text:span text:style-name="T1">Sem as melhores 5 variáveis de acordo com a tabela - 'Hemoglobin', 'Platelets', 'ALP', 'Iron', 'Creatinine'</text:span></text:p>
          <text:p text:style-name="P5"><text:span text:style-name="T1"/></text:p>
        </text:list-item>
        <text:list-item>
          <text:p text:style-name="P5"><text:span text:style-name="T1">Apenas com as melhores 3 variáveis, de acordo com a tabela - 'Hemoglobin', 'Platelets', 'ALP'</text:span></text:p>
          <text:p text:style-name="P5"/>
        </text:list-item>
        <text:list-item>
          <text:p text:style-name="P5"><text:span text:style-name="T1">Apenas com as melhores 5 variáveis, de acordo com a tabela - 'Hemoglobin', 'Platelets', 'ALP', 'Iron', 'Creatinine'</text:span></text:p>
          <text:p text:style-name="P5"/>
        </text:list-item>
        <text:list-item>
          <text:p text:style-name="P6"><text:span text:style-name="T1">Apenas com as melhores </text:span><text:span text:style-name="T3">10</text:span><text:span text:style-name="T1"> variáveis, de acordo com a tabela - 'Hemoglobin', 'Platelets', 'ALP', 'Iron', 'Creatinine', 'PVT', ' Albumin', 'Ascites', 'Symptoms', 'Diabetes'</text:span></text:p>
          <text:p text:style-name="P6"/>
        </text:list-item>
        <text:list-item>
          <text:p text:style-name="P14"><text:span text:style-name="T4">Apenas com as variáveis eliminadas a partir da leitura dos gráficos - 'Symptoms', 'Diabetes', 'HBeAg', 'HIV', Endemic', Hemochro', HCVAb', 'NASH', 'Grams_day', 'INR', 'Total_Bil', 'TP'</text:span></text:p>
          <text:p text:style-name="P14"><text:span text:style-name="T4"/></text:p>
          <text:p text:style-name="P15"><text:span text:style-name="T4"><text:s/></text:span></text:p>
        </text:list-item>
      </text:list>
      <text:p text:style-name="P16"><text:span text:style-name="T4"/></text:p>
      <text:p text:style-name="P16"><text:span text:style-name="T4"/></text:p>
      <text:p text:style-name="P1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6:13:30.488292459</meta:creation-date>
    <dc:date>2024-05-18T13:27:47.076476970</dc:date>
    <meta:editing-duration>PT11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594" meta:character-count="3707" meta:non-whitespace-character-count="3150"/>
  </office:meta>
</office:document-meta>
</file>